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fo:font-weight="bold"/>
    </style:style>
    <style:style style:name="P2" style:family="paragraph" style:parent-style-name="Standard">
      <style:paragraph-properties fo:line-height="100%"/>
      <style:text-properties fo:color="#000000" fo:font-weight="normal"/>
    </style:style>
    <style:style style:name="T1" style:family="text">
      <style:text-properties officeooo:rsid="0009c989"/>
    </style:style>
    <style:style style:name="T2" style:family="text">
      <style:text-properties officeooo:rsid="000a178a"/>
    </style:style>
    <style:style style:name="T3" style:family="text">
      <style:text-properties officeooo:rsid="000b92b5"/>
    </style:style>
    <style:style style:name="T4" style:family="text">
      <style:text-properties officeooo:rsid="000c11e4"/>
    </style:style>
    <style:style style:name="T5" style:family="text">
      <style:text-properties officeooo:rsid="000d95ac"/>
    </style:style>
    <style:style style:name="T6" style:family="text">
      <style:text-properties officeooo:rsid="00101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</text:p>
      <text:p text:style-name="P2">Rettet Dago – Teil 1</text:p>
      <text:p text:style-name="P2"/>
      <text:p text:style-name="P1">Bedingung</text:p>
      <text:p text:style-name="P2">Einer der Spielercharaktere betritt das Gebiet vor der Bärenhöhle</text:p>
      <text:p text:style-name="P2"/>
      <text:p text:style-name="P1">Ablauf</text:p>
      <text:p text:style-name="P2">Zunächst folgt eine Ausblendung für alle Spieler. Dann sieht man Dago vor der Bärenhöhle. Vor ihm stehen zwei Bären (Geräusche möglich).</text:p>
      <text:p text:style-name="P2">Daraufhin wechselt die Kamera und Dago brüllt: „Verdammte Mistviecher!“.</text:p>
      <text:p text:style-name="P2"/>
      <text:p text:style-name="P1">Name</text:p>
      <text:p text:style-name="P2">Rettet Dago – Teil 2</text:p>
      <text:p text:style-name="P2"/>
      <text:p text:style-name="P1">Bedingung</text:p>
      <text:p text:style-name="P2">Die beiden Bären sind tot.</text:p>
      <text:p text:style-name="P2"/>
      <text:p text:style-name="P1">Ablauf</text:p>
      <text:p text:style-name="P2">Zunächst folgt eine Ausblendung für alle Spieler. Dann sieht man Dago und den führenden Charakter vor ihm. Es folgt der folgende Dialog:</text:p>
      <text:p text:style-name="P2">Dago: „Danke, dass ihr mir geholfen habt! Diese Scheißbären können einen den Kopf kosten, wenn man nicht aufpasst. Aber sag<text:span text:style-name="T1">t</text:span> mal, wer seid ihr überhaupt?“</text:p>
      <text:p text:style-name="P2">Charakter: „Wir sind Söldner aus dem Süden, auf dem Weg nach Talras.“</text:p>
      <text:p text:style-name="P2">Dago: „<text:span text:style-name="T6">S</text:span>üden? Na da wärt ihr wohl besser geblieben, jetzt da wohl <text:span text:style-name="T2">erneut</text:span> ein Krieg ausbrechen wird. Aber gut, ihr seid ja Söldner.“</text:p>
      <text:p text:style-name="P2">Dago: „<text:span text:style-name="T3">Mein Name ist übrigens Dago. I</text:span>ch komme aus Talras <text:span text:style-name="T3">und</text:span> bin Jäger, wie man unschwer erkennen kann. <text:span text:style-name="T4">E</text:span>igentlich sollte ich <text:span text:style-name="T5">ein Tier</text:span> für den Herzog erlegen.“</text:p>
      <text:p text:style-name="P2">Dago: „Mit den beiden Pelzviechern hier ist mir mehr als genug geholfen! Also trödeln wir nicht lange herum. Folgt mir einfach, ich führe euch zum Burgeingang.“</text:p>
      <text:p text:style-name="P2"/>
      <text:p text:style-name="P2">Daraufhin ist das Video zu Ende und Dago läuft in Richtung Burgeingang (bis zum Aufstieg, neben dem Schrein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letter-kerning="tru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letter-kerning="tru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fo:font-size="12pt" fo:language="de" fo:country="DE" style:letter-kerning="true"/>
    </style:style>
    <style:style style:name="Heading" style:family="paragraph" style:next-style-name="Text_20_body" style:class="text">
      <style:paragraph-properties fo:margin-top="0.423cm" fo:margin-bottom="0.212cm" loext:contextual-spacing="false"/>
      <style:text-properties style:font-name="Arial" fo:font-family="Arial" fo:font-size="14pt" fo:language="de" fo:country="DE" style:letter-kerning="true"/>
    </style:style>
    <style:style style:name="Text_20_body" style:display-name="Text body" style:family="paragraph" style:class="text">
      <style:paragraph-properties fo:margin-top="0cm" fo:margin-bottom="0.212cm" loext:contextual-spacing="false"/>
      <style:text-properties style:font-name="Times New Roman" fo:font-family="'Times New Roman'" fo:font-size="12pt" fo:language="de" fo:country="DE" style:letter-kerning="true"/>
    </style:style>
    <style:style style:name="List" style:family="paragraph" style:class="list">
      <style:paragraph-properties fo:margin-top="0cm" fo:margin-bottom="0.212cm" loext:contextual-spacing="false"/>
      <style:text-properties style:font-name="Times New Roman" fo:font-family="'Times New Roman'" fo:font-size="12pt" fo:language="de" fo:country="DE" style:letter-kerning="true"/>
    </style:style>
    <style:style style:name="Index" style:family="paragraph" style:class="index">
      <style:text-properties style:font-name="Times New Roman" fo:font-family="'Times New Roman'" fo:font-size="12pt" fo:language="de" fo:country="DE" style:letter-kerning="true"/>
    </style:style>
    <style:style style:name="Caption" style:family="paragraph" style:class="extra">
      <style:paragraph-properties fo:margin-top="0.212cm" fo:margin-bottom="0.212cm" loext:contextual-spacing="false"/>
      <style:text-properties style:font-name="Times New Roman" fo:font-family="'Times New Roman'" fo:font-size="12pt" fo:language="de" fo:country="DE" fo:font-style="italic"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title/>
    <meta:initial-creator>Tamino Dauth</meta:initial-creator>
    <meta:editing-cycles>10</meta:editing-cycles>
    <dc:date>2015-07-15T19:13:14.983000000</dc:date>
    <meta:creation-date>2009-06-05T05:20:08</meta:creation-date>
    <meta:editing-duration>PT14M28S</meta:editing-duration>
    <meta:document-statistic meta:table-count="0" meta:image-count="0" meta:object-count="0" meta:page-count="1" meta:paragraph-count="19" meta:word-count="211" meta:character-count="1295" meta:non-whitespace-character-count="1101"/>
  </office:meta>
</office:document-meta>
</file>